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Associar Procedimentos Odontograma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ssociar procedimentos Odontograma</text:p>
      <text:p text:style-name="P32"/>
      <text:list xml:id="list40188130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<text:span text:style-name="T13">Esse documento traz <text:s/>especificação do banco de dados para o requisito </text:span><text:span text:style-name="T9">Associar procedimentos Odontograma</text:span><text:span text:style-name="T13">, o qual se trata de um requisito de sistema criado para atender uma necessidade do requisito de usuário <text:s/></text:span><text:span text:style-name="T9">manter odontograma</text:span><text:span text:style-name="T13">.</text:span></text:p>
      <text:p text:style-name="RUP_20_Corpo_20_1"/>
      <text:list xml:id="list40224652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203060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206359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5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09:13.54</dc:date>
    <meta:editing-cycles>47</meta:editing-cycles>
    <meta:editing-duration>PT03H47M05S</meta:editing-duration>
    <dc:creator>Vinicius Gardenio Guimaraes Rodrigues</dc:creator>
    <meta:document-statistic meta:table-count="7" meta:image-count="0" meta:object-count="0" meta:page-count="7" meta:paragraph-count="55" meta:word-count="225" meta:character-count="1460"/>
    <meta:user-defined meta:name="Info 1"/>
    <meta:user-defined meta:name="Info 2"/>
    <meta:user-defined meta:name="Info 3"/>
    <meta:user-defined meta:name="Info 4"/>
  </office:meta>
</office:document-meta>
</file>